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>
            <text:p>n_estimators</text:p>
          </table:table-cell>
          <table:table-cell office:value-type="string">
            <text:p>learning_rat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1">
            <text:p>0,1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1">
            <text:p>0,1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1">
            <text:p>0,1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2">
            <text:p>0,2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2">
            <text:p>0,2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1">
            <text:p>0,1</text:p>
          </table:table-cell>
          <table:table-cell office:value-type="float" office:value="74.5">
            <text:p>74,5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1">
            <text:p>0,1</text:p>
          </table:table-cell>
          <table:table-cell office:value-type="float" office:value="74.5">
            <text:p>74,5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1">
            <text:p>0,1</text:p>
          </table:table-cell>
          <table:table-cell office:value-type="float" office:value="74.5">
            <text:p>74,5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1">
            <text:p>0,1</text:p>
          </table:table-cell>
          <table:table-cell office:value-type="float" office:value="74.5">
            <text:p>74,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office:value-type="float" office:value="74.5">
            <text:p>74,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2">
            <text:p>0,2</text:p>
          </table:table-cell>
          <table:table-cell office:value-type="float" office:value="74.5">
            <text:p>74,5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74.5">
            <text:p>74,5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">
            <text:p>0,1</text:p>
          </table:table-cell>
          <table:table-cell office:value-type="float" office:value="74">
            <text:p>74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">
            <text:p>0,1</text:p>
          </table:table-cell>
          <table:table-cell office:value-type="float" office:value="73.5">
            <text:p>73,5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office:value-type="float" office:value="73.5">
            <text:p>73,5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1">
            <text:p>0,1</text:p>
          </table:table-cell>
          <table:table-cell office:value-type="float" office:value="73">
            <text:p>7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float" office:value="72.5">
            <text:p>72,5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6">
            <text:p>0,6</text:p>
          </table:table-cell>
          <table:table-cell office:value-type="float" office:value="72.5">
            <text:p>72,5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72.5">
            <text:p>72,5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72.5">
            <text:p>72,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office:value-type="float" office:value="72">
            <text:p>72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8">
            <text:p>0,8</text:p>
          </table:table-cell>
          <table:table-cell office:value-type="float" office:value="72">
            <text:p>72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1">
            <text:p>0,1</text:p>
          </table:table-cell>
          <table:table-cell office:value-type="float" office:value="71.5">
            <text:p>71,5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1">
            <text:p>0,1</text:p>
          </table:table-cell>
          <table:table-cell office:value-type="float" office:value="71.5">
            <text:p>71,5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1">
            <text:p>0,1</text:p>
          </table:table-cell>
          <table:table-cell office:value-type="float" office:value="71.5">
            <text:p>71,5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1">
            <text:p>0,1</text:p>
          </table:table-cell>
          <table:table-cell office:value-type="float" office:value="71.5">
            <text:p>71,5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1">
            <text:p>0,1</text:p>
          </table:table-cell>
          <table:table-cell office:value-type="float" office:value="71.5">
            <text:p>71,5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1">
            <text:p>0,1</text:p>
          </table:table-cell>
          <table:table-cell office:value-type="float" office:value="71.5">
            <text:p>71,5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1">
            <text:p>0,1</text:p>
          </table:table-cell>
          <table:table-cell office:value-type="float" office:value="71.5">
            <text:p>71,5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2">
            <text:p>0,2</text:p>
          </table:table-cell>
          <table:table-cell office:value-type="float" office:value="71.5">
            <text:p>71,5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float" office:value="71.5">
            <text:p>71,5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2">
            <text:p>0,2</text:p>
          </table:table-cell>
          <table:table-cell office:value-type="float" office:value="71.5">
            <text:p>71,5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3">
            <text:p>0,3</text:p>
          </table:table-cell>
          <table:table-cell office:value-type="float" office:value="71.5">
            <text:p>71,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71.5">
            <text:p>71,5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5">
            <text:p>0,5</text:p>
          </table:table-cell>
          <table:table-cell office:value-type="float" office:value="71.5">
            <text:p>71,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6">
            <text:p>0,6</text:p>
          </table:table-cell>
          <table:table-cell office:value-type="float" office:value="71.5">
            <text:p>71,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8">
            <text:p>0,8</text:p>
          </table:table-cell>
          <table:table-cell office:value-type="float" office:value="71.5">
            <text:p>71,5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1">
            <text:p>0,1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1">
            <text:p>0,1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1">
            <text:p>0,1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1">
            <text:p>0,1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1">
            <text:p>0,1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1">
            <text:p>0,1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1">
            <text:p>0,1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1">
            <text:p>0,1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1">
            <text:p>0,1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1">
            <text:p>0,1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1">
            <text:p>0,1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1">
            <text:p>0,1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1">
            <text:p>0,1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1">
            <text:p>0,1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1">
            <text:p>0,1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1">
            <text:p>0,1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1">
            <text:p>0,1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1">
            <text:p>0,1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1">
            <text:p>0,1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2">
            <text:p>0,2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2">
            <text:p>0,2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2">
            <text:p>0,2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2">
            <text:p>0,2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2">
            <text:p>0,2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2">
            <text:p>0,2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2">
            <text:p>0,2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2">
            <text:p>0,2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2">
            <text:p>0,2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3">
            <text:p>0,3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3">
            <text:p>0,3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4">
            <text:p>0,4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4">
            <text:p>0,4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4">
            <text:p>0,4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4">
            <text:p>0,4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5">
            <text:p>0,5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">
            <text:p>0,5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5">
            <text:p>0,5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6">
            <text:p>0,6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6">
            <text:p>0,6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8">
            <text:p>0,8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,9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1">
            <text:p>0,1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1">
            <text:p>0,1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1">
            <text:p>0,1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1">
            <text:p>0,1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1">
            <text:p>0,1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1">
            <text:p>0,1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1">
            <text:p>0,1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1">
            <text:p>0,1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1">
            <text:p>0,1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1">
            <text:p>0,1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1">
            <text:p>0,1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1">
            <text:p>0,1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1">
            <text:p>0,1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1">
            <text:p>0,1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2">
            <text:p>0,2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2">
            <text:p>0,2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2">
            <text:p>0,2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2">
            <text:p>0,2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2">
            <text:p>0,2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2">
            <text:p>0,2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2">
            <text:p>0,2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3">
            <text:p>0,3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3">
            <text:p>0,3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3">
            <text:p>0,3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3">
            <text:p>0,3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3">
            <text:p>0,3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4">
            <text:p>0,4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4">
            <text:p>0,4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4">
            <text:p>0,4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4">
            <text:p>0,4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5">
            <text:p>0,5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5">
            <text:p>0,5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6">
            <text:p>0,6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6">
            <text:p>0,6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8">
            <text:p>0,8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8">
            <text:p>0,8</text:p>
          </table:table-cell>
          <table:table-cell office:value-type="float" office:value="70.5">
            <text:p>70,5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1">
            <text:p>0,1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1">
            <text:p>0,1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1">
            <text:p>0,1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1">
            <text:p>0,1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1">
            <text:p>0,1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1">
            <text:p>0,1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1">
            <text:p>0,1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1">
            <text:p>0,1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1">
            <text:p>0,1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1">
            <text:p>0,1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1">
            <text:p>0,1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1">
            <text:p>0,1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1">
            <text:p>0,1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1">
            <text:p>0,1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">
            <text:p>0,2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2">
            <text:p>0,2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2">
            <text:p>0,2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2">
            <text:p>0,2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2">
            <text:p>0,2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2">
            <text:p>0,2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2">
            <text:p>0,2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3">
            <text:p>0,3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3">
            <text:p>0,3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3">
            <text:p>0,3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3">
            <text:p>0,3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3">
            <text:p>0,3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3">
            <text:p>0,3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4">
            <text:p>0,4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4">
            <text:p>0,4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4">
            <text:p>0,4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4">
            <text:p>0,4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">
            <text:p>0,4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4">
            <text:p>0,4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4">
            <text:p>0,4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4">
            <text:p>0,4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4">
            <text:p>0,4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4">
            <text:p>0,4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4">
            <text:p>0,4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4">
            <text:p>0,4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4">
            <text:p>0,4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4">
            <text:p>0,4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5">
            <text:p>0,5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6">
            <text:p>0,6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6">
            <text:p>0,6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1">
            <text:p>0,1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1">
            <text:p>0,1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1">
            <text:p>0,1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1">
            <text:p>0,1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1">
            <text:p>0,1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1">
            <text:p>0,1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1">
            <text:p>0,1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1">
            <text:p>0,1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1">
            <text:p>0,1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1">
            <text:p>0,1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1">
            <text:p>0,1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1">
            <text:p>0,1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1">
            <text:p>0,1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1">
            <text:p>0,1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1">
            <text:p>0,1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1">
            <text:p>0,1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1">
            <text:p>0,1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2">
            <text:p>0,2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3">
            <text:p>0,3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3">
            <text:p>0,3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">
            <text:p>0,4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4">
            <text:p>0,4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4">
            <text:p>0,4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4">
            <text:p>0,4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4">
            <text:p>0,4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4">
            <text:p>0,4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4">
            <text:p>0,4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4">
            <text:p>0,4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4">
            <text:p>0,4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4">
            <text:p>0,4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4">
            <text:p>0,4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4">
            <text:p>0,4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4">
            <text:p>0,4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4">
            <text:p>0,4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4">
            <text:p>0,4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4">
            <text:p>0,4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4">
            <text:p>0,4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5">
            <text:p>0,5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5">
            <text:p>0,5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5">
            <text:p>0,5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5">
            <text:p>0,5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6">
            <text:p>0,6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7">
            <text:p>0,7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7">
            <text:p>0,7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7">
            <text:p>0,7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8">
            <text:p>0,8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8">
            <text:p>0,8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8">
            <text:p>0,8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9">
            <text:p>0,9</text:p>
          </table:table-cell>
          <table:table-cell office:value-type="float" office:value="69.5">
            <text:p>69,5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1">
            <text:p>0,1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1">
            <text:p>0,1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1">
            <text:p>0,1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1">
            <text:p>0,1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1">
            <text:p>0,1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1">
            <text:p>0,1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1">
            <text:p>0,1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3">
            <text:p>0,3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">
            <text:p>0,3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3">
            <text:p>0,3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3">
            <text:p>0,3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3">
            <text:p>0,3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4">
            <text:p>0,4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5">
            <text:p>0,5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5">
            <text:p>0,5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5">
            <text:p>0,5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7">
            <text:p>0,7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8">
            <text:p>0,8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8">
            <text:p>0,8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8">
            <text:p>0,8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8">
            <text:p>0,8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8">
            <text:p>0,8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8">
            <text:p>0,8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8">
            <text:p>0,8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8">
            <text:p>0,8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8">
            <text:p>0,8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8">
            <text:p>0,8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8">
            <text:p>0,8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8">
            <text:p>0,8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8">
            <text:p>0,8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8">
            <text:p>0,8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2">
            <text:p>0,2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2">
            <text:p>0,2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2">
            <text:p>0,2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2">
            <text:p>0,2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2">
            <text:p>0,2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2">
            <text:p>0,2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2">
            <text:p>0,2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2">
            <text:p>0,2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2">
            <text:p>0,2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2">
            <text:p>0,2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3">
            <text:p>0,3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3">
            <text:p>0,3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">
            <text:p>0,3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3">
            <text:p>0,3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3">
            <text:p>0,3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3">
            <text:p>0,3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4">
            <text:p>0,4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4">
            <text:p>0,4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4">
            <text:p>0,4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4">
            <text:p>0,4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4">
            <text:p>0,4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4">
            <text:p>0,4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4">
            <text:p>0,4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4">
            <text:p>0,4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4">
            <text:p>0,4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4">
            <text:p>0,4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4">
            <text:p>0,4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4">
            <text:p>0,4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4">
            <text:p>0,4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4">
            <text:p>0,4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4">
            <text:p>0,4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4">
            <text:p>0,4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4">
            <text:p>0,4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4">
            <text:p>0,4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5">
            <text:p>0,5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5">
            <text:p>0,5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5">
            <text:p>0,5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5">
            <text:p>0,5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5">
            <text:p>0,5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5">
            <text:p>0,5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5">
            <text:p>0,5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5">
            <text:p>0,5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5">
            <text:p>0,5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5">
            <text:p>0,5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5">
            <text:p>0,5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5">
            <text:p>0,5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5">
            <text:p>0,5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5">
            <text:p>0,5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5">
            <text:p>0,5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5">
            <text:p>0,5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6">
            <text:p>0,6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6">
            <text:p>0,6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6">
            <text:p>0,6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6">
            <text:p>0,6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6">
            <text:p>0,6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6">
            <text:p>0,6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6">
            <text:p>0,6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6">
            <text:p>0,6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7">
            <text:p>0,7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7">
            <text:p>0,7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7">
            <text:p>0,7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7">
            <text:p>0,7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8">
            <text:p>0,8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8">
            <text:p>0,8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8">
            <text:p>0,8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8">
            <text:p>0,8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8">
            <text:p>0,8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8">
            <text:p>0,8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8">
            <text:p>0,8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8">
            <text:p>0,8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8">
            <text:p>0,8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8">
            <text:p>0,8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8">
            <text:p>0,8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9">
            <text:p>0,9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9">
            <text:p>0,9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9">
            <text:p>0,9</text:p>
          </table:table-cell>
          <table:table-cell office:value-type="float" office:value="68.5">
            <text:p>68,5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2">
            <text:p>0,2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2">
            <text:p>0,2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2">
            <text:p>0,2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2">
            <text:p>0,2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3">
            <text:p>0,3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3">
            <text:p>0,3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3">
            <text:p>0,3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3">
            <text:p>0,3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3">
            <text:p>0,3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3">
            <text:p>0,3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3">
            <text:p>0,3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3">
            <text:p>0,3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3">
            <text:p>0,3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3">
            <text:p>0,3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3">
            <text:p>0,3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3">
            <text:p>0,3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3">
            <text:p>0,3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3">
            <text:p>0,3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4">
            <text:p>0,4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4">
            <text:p>0,4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4">
            <text:p>0,4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4">
            <text:p>0,4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4">
            <text:p>0,4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4">
            <text:p>0,4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4">
            <text:p>0,4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4">
            <text:p>0,4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4">
            <text:p>0,4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4">
            <text:p>0,4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4">
            <text:p>0,4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4">
            <text:p>0,4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4">
            <text:p>0,4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5">
            <text:p>0,5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5">
            <text:p>0,5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5">
            <text:p>0,5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5">
            <text:p>0,5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5">
            <text:p>0,5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5">
            <text:p>0,5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5">
            <text:p>0,5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5">
            <text:p>0,5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5">
            <text:p>0,5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6">
            <text:p>0,6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6">
            <text:p>0,6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6">
            <text:p>0,6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6">
            <text:p>0,6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6">
            <text:p>0,6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6">
            <text:p>0,6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6">
            <text:p>0,6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6">
            <text:p>0,6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6">
            <text:p>0,6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6">
            <text:p>0,6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6">
            <text:p>0,6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6">
            <text:p>0,6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6">
            <text:p>0,6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6">
            <text:p>0,6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6">
            <text:p>0,6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6">
            <text:p>0,6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6">
            <text:p>0,6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6">
            <text:p>0,6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7">
            <text:p>0,7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9">
            <text:p>0,9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9">
            <text:p>0,9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9">
            <text:p>0,9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9">
            <text:p>0,9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9">
            <text:p>0,9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9">
            <text:p>0,9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9">
            <text:p>0,9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9">
            <text:p>0,9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9">
            <text:p>0,9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9">
            <text:p>0,9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9">
            <text:p>0,9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9">
            <text:p>0,9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9">
            <text:p>0,9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9">
            <text:p>0,9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9">
            <text:p>0,9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9">
            <text:p>0,9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3">
            <text:p>0,3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4">
            <text:p>0,4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5">
            <text:p>0,5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6">
            <text:p>0,6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6">
            <text:p>0,6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6">
            <text:p>0,6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6">
            <text:p>0,6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6">
            <text:p>0,6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6">
            <text:p>0,6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6">
            <text:p>0,6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6">
            <text:p>0,6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6">
            <text:p>0,6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6">
            <text:p>0,6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6">
            <text:p>0,6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7">
            <text:p>0,7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8">
            <text:p>0,8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9">
            <text:p>0,9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9">
            <text:p>0,9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9">
            <text:p>0,9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9">
            <text:p>0,9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9">
            <text:p>0,9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9">
            <text:p>0,9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9">
            <text:p>0,9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9">
            <text:p>0,9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9">
            <text:p>0,9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9">
            <text:p>0,9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">
            <text:p>0,9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9">
            <text:p>0,9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9">
            <text:p>0,9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9">
            <text:p>0,9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9">
            <text:p>0,9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9">
            <text:p>0,9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9">
            <text:p>0,9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9">
            <text:p>0,9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9">
            <text:p>0,9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9">
            <text:p>0,9</text:p>
          </table:table-cell>
          <table:table-cell office:value-type="float" office:value="67.5">
            <text:p>67,5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3">
            <text:p>0,3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3">
            <text:p>0,3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3">
            <text:p>0,3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3">
            <text:p>0,3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3">
            <text:p>0,3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3">
            <text:p>0,3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3">
            <text:p>0,3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3">
            <text:p>0,3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3">
            <text:p>0,3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3">
            <text:p>0,3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3">
            <text:p>0,3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3">
            <text:p>0,3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3">
            <text:p>0,3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3">
            <text:p>0,3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3">
            <text:p>0,3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3">
            <text:p>0,3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3">
            <text:p>0,3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5">
            <text:p>0,5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5">
            <text:p>0,5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5">
            <text:p>0,5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5">
            <text:p>0,5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5">
            <text:p>0,5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5">
            <text:p>0,5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5">
            <text:p>0,5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5">
            <text:p>0,5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5">
            <text:p>0,5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5">
            <text:p>0,5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5">
            <text:p>0,5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5">
            <text:p>0,5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5">
            <text:p>0,5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5">
            <text:p>0,5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6">
            <text:p>0,6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6">
            <text:p>0,6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6">
            <text:p>0,6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6">
            <text:p>0,6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6">
            <text:p>0,6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6">
            <text:p>0,6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6">
            <text:p>0,6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6">
            <text:p>0,6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6">
            <text:p>0,6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6">
            <text:p>0,6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6">
            <text:p>0,6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7">
            <text:p>0,7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8">
            <text:p>0,8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8">
            <text:p>0,8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8">
            <text:p>0,8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8">
            <text:p>0,8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8">
            <text:p>0,8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8">
            <text:p>0,8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8">
            <text:p>0,8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8">
            <text:p>0,8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9">
            <text:p>0,9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1">
            <text:p>0,1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2">
            <text:p>0,2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">
            <text:p>0,3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3">
            <text:p>0,3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3">
            <text:p>0,3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3">
            <text:p>0,3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3">
            <text:p>0,3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3">
            <text:p>0,3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3">
            <text:p>0,3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3">
            <text:p>0,3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3">
            <text:p>0,3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3">
            <text:p>0,3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3">
            <text:p>0,3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3">
            <text:p>0,3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5">
            <text:p>0,5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5">
            <text:p>0,5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5">
            <text:p>0,5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5">
            <text:p>0,5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5">
            <text:p>0,5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5">
            <text:p>0,5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5">
            <text:p>0,5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5">
            <text:p>0,5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5">
            <text:p>0,5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">
            <text:p>0,6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6">
            <text:p>0,6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6">
            <text:p>0,6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6">
            <text:p>0,6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6">
            <text:p>0,6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6">
            <text:p>0,6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6">
            <text:p>0,6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6">
            <text:p>0,6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6">
            <text:p>0,6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6">
            <text:p>0,6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6">
            <text:p>0,6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6">
            <text:p>0,6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6">
            <text:p>0,6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6">
            <text:p>0,6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6">
            <text:p>0,6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6">
            <text:p>0,6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6">
            <text:p>0,6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6">
            <text:p>0,6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6">
            <text:p>0,6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6">
            <text:p>0,6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7">
            <text:p>0,7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7">
            <text:p>0,7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">
            <text:p>0,7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7">
            <text:p>0,7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7">
            <text:p>0,7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7">
            <text:p>0,7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7">
            <text:p>0,7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7">
            <text:p>0,7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7">
            <text:p>0,7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7">
            <text:p>0,7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7">
            <text:p>0,7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8">
            <text:p>0,8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8">
            <text:p>0,8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8">
            <text:p>0,8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9">
            <text:p>0,9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9">
            <text:p>0,9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9">
            <text:p>0,9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9">
            <text:p>0,9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9">
            <text:p>0,9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9">
            <text:p>0,9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9">
            <text:p>0,9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9">
            <text:p>0,9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9">
            <text:p>0,9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9">
            <text:p>0,9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9">
            <text:p>0,9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9">
            <text:p>0,9</text:p>
          </table:table-cell>
          <table:table-cell office:value-type="float" office:value="66.5">
            <text:p>66,5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3">
            <text:p>0,3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3">
            <text:p>0,3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5">
            <text:p>0,5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6">
            <text:p>0,6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6">
            <text:p>0,6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6">
            <text:p>0,6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6">
            <text:p>0,6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6">
            <text:p>0,6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6">
            <text:p>0,6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6">
            <text:p>0,6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6">
            <text:p>0,6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6">
            <text:p>0,6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6">
            <text:p>0,6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6">
            <text:p>0,6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6">
            <text:p>0,6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">
            <text:p>0,7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7">
            <text:p>0,7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7">
            <text:p>0,7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8">
            <text:p>0,8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9">
            <text:p>0,9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9">
            <text:p>0,9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9">
            <text:p>0,9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9">
            <text:p>0,9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9">
            <text:p>0,9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">
            <text:p>0,1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1">
            <text:p>0,1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6">
            <text:p>0,6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6">
            <text:p>0,6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6">
            <text:p>0,6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6">
            <text:p>0,6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6">
            <text:p>0,6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6">
            <text:p>0,6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6">
            <text:p>0,6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7">
            <text:p>0,7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9">
            <text:p>0,9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9">
            <text:p>0,9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9">
            <text:p>0,9</text:p>
          </table:table-cell>
          <table:table-cell office:value-type="float" office:value="65.5">
            <text:p>65,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">
            <text:p>0,3</text:p>
          </table:table-cell>
          <table:table-cell office:value-type="float" office:value="65">
            <text:p>6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">
            <text:p>0,4</text:p>
          </table:table-cell>
          <table:table-cell office:value-type="float" office:value="65">
            <text:p>65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">
            <text:p>0,4</text:p>
          </table:table-cell>
          <table:table-cell office:value-type="float" office:value="65">
            <text:p>65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7">
            <text:p>0,7</text:p>
          </table:table-cell>
          <table:table-cell office:value-type="float" office:value="65">
            <text:p>65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9">
            <text:p>0,9</text:p>
          </table:table-cell>
          <table:table-cell office:value-type="float" office:value="65">
            <text:p>65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9">
            <text:p>0,9</text:p>
          </table:table-cell>
          <table:table-cell office:value-type="float" office:value="65">
            <text:p>65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9">
            <text:p>0,9</text:p>
          </table:table-cell>
          <table:table-cell office:value-type="float" office:value="64.5">
            <text:p>64,5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9">
            <text:p>0,9</text:p>
          </table:table-cell>
          <table:table-cell office:value-type="float" office:value="64">
            <text:p>64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9">
            <text:p>0,9</text:p>
          </table:table-cell>
          <table:table-cell office:value-type="float" office:value="63">
            <text:p>63</text:p>
          </table:table-cell>
          <table:table-cell/>
        </table:table-row>
      </table:table>
      <table:database-ranges>
        <table:database-range table:name="__Anonymous_Sheet_DB__0" table:target-range-address="Tabelle1.A1:Tabelle1.D2673" table:contains-header="false">
          <table:sort>
            <table:sort-by table:field-number="3" table:order="descending" table:data-type="automatic"/>
          </table:sort>
        </table:database-range>
        <table:database-range table:target-range-address="Tabelle1.A2:Tabelle1.AMJ1048576" table:contains-header="false">
          <table:sort>
            <table:sort-by table:field-number="2" table:order="descending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8.02.2014</text:date>, <text:time>14:05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6T15:13:47.363000000</meta:creation-date>
    <dc:date>2014-02-08T14:05:44</dc:date>
    <meta:editing-duration>PT1H12M53S</meta:editing-duration>
    <meta:editing-cycles>2</meta:editing-cycles>
    <meta:generator>OpenOffice/4.0.1$Unix OpenOffice.org_project/401m5$Build-9714</meta:generator>
    <dc:creator>Matthias Volland</dc:creator>
    <meta:document-statistic meta:table-count="1" meta:cell-count="2676" meta:object-count="0"/>
  </office:meta>
</office:document-meta>
</file>